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P2" style:family="paragraph" style:parent-style-name="Normal">
      <style:text-properties style:language-asian="fr" style:country-asian="FR"/>
    </style:style>
    <style:style style:name="P3" style:family="paragraph" style:parent-style-name="Sous-titre">
      <style:text-properties style:font-name-asian="Times New Roman" style:language-asian="fr" style:country-asian="FR"/>
    </style:style>
    <style:style style:name="P4" style:family="paragraph" style:parent-style-name="Sous-titre">
      <style:text-properties style:language-asian="fr" style:country-asian="FR"/>
    </style:style>
    <style:style style:name="P5" style:family="paragraph" style:parent-style-name="Sous-titre">
      <style:paragraph-properties>
        <style:tab-stops>
          <style:tab-stop style:position="6.932cm"/>
        </style:tab-stops>
      </style:paragraph-properties>
      <style:text-properties style:language-asian="fr" style:country-asian="FR"/>
    </style:style>
    <style:style style:name="P6" style:family="paragraph" style:parent-style-name="Sous-titre">
      <style:text-properties fo:color="#ff0000" style:language-asian="fr" style:country-asian="FR"/>
    </style:style>
    <style:style style:name="P7" style:family="paragraph" style:parent-style-name="Normal">
      <style:paragraph-properties fo:margin-top="0.176cm" fo:margin-bottom="0cm" fo:line-height="100%" fo:text-align="center" style:justify-single-word="false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style:style style:name="P8" style:family="paragraph" style:parent-style-name="Normal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Normal">
      <style:paragraph-properties fo:margin-top="0.176cm" fo:margin-bottom="0cm" fo:line-height="100%" fo:text-align="center" style:justify-single-word="false"/>
    </style:style>
    <style:style style:name="P10" style:family="paragraph" style:parent-style-name="Paragraphe_20_de_20_liste">
      <style:text-properties style:language-asian="fr" style:country-asian="FR"/>
    </style:style>
    <style:style style:name="P11" style:family="paragraph" style:parent-style-name="Normal" style:list-style-name="L1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2" style:family="paragraph" style:parent-style-name="Normal" style:list-style-name="L2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3" style:family="paragraph" style:parent-style-name="Normal" style:list-style-name="L3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4" style:family="paragraph" style:parent-style-name="Normal" style:list-style-name="L4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5" style:family="paragraph" style:parent-style-name="Normal" style:list-style-name="L5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6" style:family="paragraph" style:parent-style-name="Normal" style:list-style-name="L6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7" style:family="paragraph" style:parent-style-name="Normal" style:list-style-name="L7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8" style:family="paragraph" style:parent-style-name="Normal" style:list-style-name="L8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19" style:family="paragraph" style:parent-style-name="Normal" style:list-style-name="L9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0" style:family="paragraph" style:parent-style-name="Normal" style:list-style-name="L10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1" style:family="paragraph" style:parent-style-name="Normal" style:list-style-name="L11">
      <style:paragraph-properties fo:margin-top="0.176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2" style:family="paragraph" style:parent-style-name="Normal" style:list-style-name="L11">
      <style:paragraph-properties fo:margin-top="0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3" style:family="paragraph" style:parent-style-name="Paragraphe_20_de_20_liste" style:list-style-name="L12">
      <style:text-properties style:language-asian="fr" style:country-asian="FR"/>
    </style:style>
    <style:style style:name="P24" style:family="paragraph" style:parent-style-name="Paragraphe_20_de_20_liste" style:list-style-name="L13">
      <style:text-properties style:language-asian="fr" style:country-asian="FR"/>
    </style:style>
    <style:style style:name="P25" style:family="paragraph" style:parent-style-name="Paragraphe_20_de_20_liste" style:list-style-name="L14">
      <style:text-properties style:language-asian="fr" style:country-asian="FR"/>
    </style:style>
    <style:style style:name="P26" style:family="paragraph" style:parent-style-name="Paragraphe_20_de_20_liste" style:list-style-name="L15">
      <style:text-properties style:language-asian="fr" style:country-asian="FR"/>
    </style:style>
    <style:style style:name="P27" style:family="paragraph" style:parent-style-name="Paragraphe_20_de_20_liste" style:list-style-name="L16">
      <style:text-properties style:language-asian="fr" style:country-asian="FR"/>
    </style:style>
    <style:style style:name="P28" style:family="paragraph" style:parent-style-name="Paragraphe_20_de_20_liste" style:list-style-name="L17">
      <style:text-properties style:language-asian="fr" style:country-asian="FR"/>
    </style:style>
    <style:style style:name="P29" style:family="paragraph" style:parent-style-name="Paragraphe_20_de_20_liste" style:list-style-name="L18">
      <style:text-properties style:language-asian="fr" style:country-asian="FR"/>
    </style:style>
    <style:style style:name="P30" style:family="paragraph" style:parent-style-name="Paragraphe_20_de_20_liste" style:list-style-name="L19">
      <style:text-properties style:language-asian="fr" style:country-asian="FR"/>
    </style:style>
    <style:style style:name="P31" style:family="paragraph" style:parent-style-name="Paragraphe_20_de_20_liste" style:list-style-name="L20">
      <style:text-properties style:language-asian="fr" style:country-asian="FR"/>
    </style:style>
    <style:style style:name="P32" style:family="paragraph" style:parent-style-name="Paragraphe_20_de_20_liste" style:list-style-name="L21">
      <style:text-properties style:language-asian="fr" style:country-asian="FR"/>
    </style:style>
    <style:style style:name="P33" style:family="paragraph" style:parent-style-name="Paragraphe_20_de_20_liste" style:list-style-name="L14"/>
    <style:style style:name="P34" style:family="paragraph" style:parent-style-name="Paragraphe_20_de_20_liste" style:list-style-name="L15"/>
    <style:style style:name="P35" style:family="paragraph" style:parent-style-name="Paragraphe_20_de_20_liste" style:list-style-name="L16"/>
    <style:style style:name="P36" style:family="paragraph" style:parent-style-name="Paragraphe_20_de_20_liste" style:list-style-name="L12">
      <style:paragraph-properties fo:margin-top="0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37" style:family="paragraph" style:parent-style-name="Sous-titre" style:master-page-name="MP0">
      <style:paragraph-properties fo:text-align="center" style:justify-single-word="false" style:page-number="auto" fo:break-before="page"/>
      <style:text-properties fo:font-size="18pt" fo:letter-spacing="normal" fo:font-style="normal" fo:text-shadow="1pt 1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fr" style:country-asian="FR" style:font-style-asian="normal" style:font-weight-asian="bold"/>
    </style:style>
    <style:style style:name="P38" style:family="paragraph" style:parent-style-name="Sous-titre">
      <style:text-properties fo:color="#ff0000" style:font-name-asian="Times New Roman" style:language-asian="fr" style:country-asian="FR"/>
    </style:style>
    <style:style style:name="T1" style:family="text">
      <style:text-properties style:font-name="Times New Roman"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fr" style:country-asian="FR" style:font-weight-asian="bold" style:font-name-complex="Times New Roman" style:font-size-complex="13.5pt" style:font-weight-complex="bold"/>
    </style:style>
    <style:style style:name="T2" style:family="text">
      <style:text-properties style:language-asian="fr" style:country-asian="FR"/>
    </style:style>
    <style:style style:name="T3" style:family="text">
      <style:text-properties style:font-name="Wingdings" style:font-name-asian="Wingdings" style:language-asian="fr" style:country-asian="FR" style:font-name-complex="Wingdings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4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4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5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5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6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6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7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7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8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8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9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9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9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9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0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0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0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0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9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9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9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9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9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9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9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9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9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2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SOMMAIRE</text:p>
      <text:p text:style-name="P2"/>
      <text:p>CU1 : Se connecter</text:p>
      <text:p>CU2 : Ajouter un document</text:p>
      <text:p>CU3 : Supprimer un document</text:p>
      <text:p>CU4 : Envoyer un message « privé »</text:p>
      <text:p>CU5 : Supprimer un message</text:p>
      <text:p>CU6 : Lire une conversation</text:p>
      <text:p>CU7 : Consulter un document</text:p>
      <text:p>CU8 : Ajouter une note</text:p>
      <text:p>CU9 : Consulter son emploi du temps</text:p>
      <text:p>CU10 : Demande de modification d'emploi du temps</text:p>
      <text:p>CU11 : Se proposer comme tuteur d'un groupe</text:p>
      <text:p>CU12 : Se déconnecter</text:p>
      <text:p>CU14 : Modifier ses informations</text:p>
      <text:p>CU15 : Modifier un document</text:p>
      <text:p>CU13 : Consulter ses informations</text:p>
      <text:p>CU14 : Modifier ses informations</text:p>
      <text:p>CU15 : Modifier un document</text:p>
      <text:p>CU16 : Entrer les absences pour un élève</text:p>
      <text:p>CU17 : Consulter les absences</text:p>
      <text:p>CU18 : Entrer les justificatifs d’absences pour un élève</text:p>
      <text:p>CU19 : Supprimer une absence (sous réserve de non justification par le responsable)</text:p>
      <text:p>CU20 : Accéder à l’annuaire des profs</text:p>
      <text:p>CU21 : Accéder à l’annuaire des élèves</text:p>
      <text:p><text:soft-page-break/>CU22 : Valider le semestre pour plusieurs ou un seul élève (cases à cocher)</text:p>
      <text:p>CU23 : Rechercher un élève (et afficher ses informations)</text:p>
      <text:p>CU24 : Rechercher un professeur (et afficher ses informations)</text:p>
      <text:p>CU 25 : Déplacer un document</text:p>
      <text:p>CU 26 : Créer une sous-catégorie (de son Module)</text:p>
      <text:p text:style-name="P2"/>
      <text:p text:style-name="P7"/>
      <text:p text:style-name="P1"/>
      <text:p text:style-name="P9"><text:span text:style-name="Police_20_par_20_défaut"><text:span text:style-name="T1">Cas d'utilisations côté professeurs</text:span></text:span></text:p>
      <text:p text:style-name="P8"/>
      <text:p>CU1 : Se connecter</text:p>
      <text:list xml:id="list363613013" text:style-name="L1">
        <text:list-item>
          <text:p text:style-name="P11">Le professeur entre son login et son mot de passe</text:p>
        </text:list-item>
        <text:list-item>
          <text:p text:style-name="P11">Il clique sur « se connecter »</text:p>
        </text:list-item>
        <text:list-item>
          <text:p text:style-name="P11">Il voit la page d'accueil de l'intranet</text:p>
        </text:list-item>
      </text:list>
      <text:p text:style-name="P8"/>
      <text:p>CU2 : Ajouter un document</text:p>
      <text:list xml:id="list1513488136" text:style-name="L2">
        <text:list-item>
          <text:p text:style-name="P12">Il va sur la section où il veut insérer son document</text:p>
        </text:list-item>
        <text:list-item>
          <text:p text:style-name="P12">Il donne le type de document (fichier Word, PDF, texte, vidéo...)</text:p>
        </text:list-item>
        <text:list-item>
          <text:p text:style-name="P12">Il donne son fichier à mettre en ligne</text:p>
        </text:list-item>
        <text:list-item>
          <text:p text:style-name="P12">Il ajoute un texte s’il le souhaite</text:p>
        </text:list-item>
        <text:list-item>
          <text:p text:style-name="P12">Il choisit le mode de lecture (public, brouillon)</text:p>
        </text:list-item>
        <text:list-item>
          <text:p text:style-name="P12">Il choisit l’auteur</text:p>
        </text:list-item>
        <text:list-item>
          <text:p text:style-name="P12">Clique sur « OK »</text:p>
        </text:list-item>
      </text:list>
      <text:p text:style-name="P8"/>
      <text:p>CU3 : Supprimer un document</text:p>
      <text:list xml:id="list53781706" text:style-name="L3">
        <text:list-item>
          <text:p text:style-name="P13">Un professeur peut uniquement supprimer les siens</text:p>
        </text:list-item>
        <text:list-item>
          <text:p text:style-name="P13">cliques sur « Supprimer »</text:p>
        </text:list-item>
      </text:list>
      <text:p text:style-name="P8"/>
      <text:p>CU4 : Envoyer un message « privé »</text:p>
      <text:list xml:id="list1899420368" text:style-name="L4">
        <text:list-item>
          <text:p text:style-name="P14">Il rentre le groupe puis le nom et le prénom du destinataire s’il souhaite l'envoyer à un autre professeur, il sélectionne le groupe « professeur »</text:p>
        </text:list-item>
        <text:list-item>
          <text:p text:style-name="P14">Il rentre le sujet du message</text:p>
        </text:list-item>
        <text:list-item>
          <text:p text:style-name="P14">Le message et pièce jointes</text:p>
        </text:list-item>
        <text:list-item>
          <text:p text:style-name="P14">Envoie</text:p>
        </text:list-item>
      </text:list>
      <text:p text:style-name="P8"/>
      <text:p>CU5 : Supprimer un message</text:p>
      <text:list xml:id="list419788690" text:style-name="L5">
        <text:list-item>
          <text:p text:style-name="P15">Il supprime une conversation reçue/envoyée</text:p>
        </text:list-item>
        <text:list-item>
          <text:p text:style-name="P15">La conversation est supprimée de son côté mais est conservée du côté destinataire</text:p>
        </text:list-item>
      </text:list>
      <text:p text:style-name="P8"/>
      <text:p>CU6 : Lire une conversation</text:p>
      <text:list xml:id="list2157786781" text:style-name="L6">
        <text:list-item>
          <text:p text:style-name="P16">Le professeur cliques sur le titre de la conversation</text:p>
        </text:list-item>
        <text:list-item>
          <text:p text:style-name="P16"><text:soft-page-break/>Tous les messages sont affichés du plus ancien au plus récent</text:p>
        </text:list-item>
        <text:list-item>
          <text:p text:style-name="P16">Le message est marqué comme lu</text:p>
        </text:list-item>
      </text:list>
      <text:p text:style-name="P8"/>
      <text:p>CU7 : Consulter un document</text:p>
      <text:list xml:id="list1486022465" text:style-name="L7">
        <text:list-item>
          <text:p text:style-name="P17">L'utilisateur a le choix entre visualiser et télécharger un document</text:p>
        </text:list-item>
        <text:list-item>
          <text:p text:style-name="P17">Si on demande de le visualiser, on ouvre un onglet</text:p>
        </text:list-item>
        <text:list-item>
          <text:p text:style-name="P17">Si on demande de le télécharger, l'utilisateur choisi où l'enregistre</text:p>
        </text:list-item>
      </text:list>
      <text:p text:style-name="P8"/>
      <text:p>CU8 : Ajouter une note</text:p>
      <text:list xml:id="list884411405" text:style-name="L8">
        <text:list-item>
          <text:p text:style-name="P18">Le professeur ente le groupe de l'élève puis le nom d'un élève</text:p>
        </text:list-item>
        <text:list-item>
          <text:p text:style-name="P18">il entre la note, le coefficient et le type de note (contrôle continu, contrôle final, partiel...)</text:p>
        </text:list-item>
      </text:list>
      <text:p text:style-name="P8"/>
      <text:p>CU9 : Consulter son emploi du temps</text:p>
      <text:list xml:id="list551839901" text:style-name="L9">
        <text:list-item>
          <text:p text:style-name="P19">Il va dans la section emploi du temps</text:p>
        </text:list-item>
        <text:list-item>
          <text:p text:style-name="P19">Son emploi du temps est affiché \o/</text:p>
        </text:list-item>
      </text:list>
      <text:p text:style-name="P8"/>
      <text:p>CU10 : Demande de modification d'emploi du temps</text:p>
      <text:list xml:id="list475376245" text:style-name="L10">
        <text:list-item>
          <text:p text:style-name="P20">Il se rend dans la section « administration » puis « déplacer un cours »</text:p>
        </text:list-item>
        <text:list-item>
          <text:p text:style-name="P20">Il envoie un message demandant quel cours (sélectionné dans une liste) il veut déplacer à quelle date (dans une liste) et un motif</text:p>
        </text:list-item>
        <text:list-item>
          <text:p text:style-name="P20">Un message préformaté est envoyé au responsable des emplois du temps qui le valide ou non</text:p>
        </text:list-item>
      </text:list>
      <text:p text:style-name="P8"/>
      <text:p>CU11 : Se proposer comme tuteur d'un groupe</text:p>
      <text:list xml:id="list81141321" text:style-name="L11">
        <text:list-item>
          <text:p text:style-name="P21">Seuls les professeurs du département concerné sont sélectionnables</text:p>
        </text:list-item>
        <text:list-item>
          <text:p text:style-name="P21">Il se rend dans la section administration puis « projets »</text:p>
        </text:list-item>
        <text:list-item>
          <text:p text:style-name="P22">Il choisit quel type de projet il veut tuteurer (PT 1A, PT 2A, PPP,..)</text:p>
        </text:list-item>
        <text:list-item>
          <text:p text:style-name="P21">Il clique sur « OK »</text:p>
        </text:list-item>
        <text:list-item>
          <text:p text:style-name="P21"/>
        </text:list-item>
      </text:list>
      <text:p>CU12 : Se déconnecter</text:p>
      <text:list xml:id="list270658375" text:style-name="L12">
        <text:list-item>
          <text:p text:style-name="P36">Il clique sur « Se déconnecter »</text:p>
        </text:list-item>
      </text:list>
      <text:p>CU13 : Consulter ses informations</text:p>
      <text:list xml:id="list1335955044" text:continue-numbering="true" text:style-name="L12">
        <text:list-item>
          <text:p text:style-name="P23">Onglet « Mon Profil »</text:p>
        </text:list-item>
        <text:list-item>
          <text:p text:style-name="P23">Affichage des informations (cf : BD) </text:p>
        </text:list-item>
      </text:list>
      <text:p><text:soft-page-break/>CU14 : Modifier ses informations</text:p>
      <text:list xml:id="list582287405" text:continue-numbering="true" text:style-name="L12">
        <text:list-item>
          <text:p text:style-name="P23">Onglet « Mon Profil »</text:p>
        </text:list-item>
        <text:list-item>
          <text:p text:style-name="P23">Affichage des informations (cf : BD) </text:p>
        </text:list-item>
        <text:list-item>
          <text:p text:style-name="P23">Il clic sur le bouton modifier</text:p>
        </text:list-item>
        <text:list-item>
          <text:p text:style-name="P23">Il effectue les modifs (possible par BD)</text:p>
        </text:list-item>
        <text:list-item>
          <text:p text:style-name="P23">Il clic sur OK</text:p>
        </text:list-item>
      </text:list>
      <text:p>CU15 : Modifier un document</text:p>
      <text:list xml:id="list93302981" text:style-name="L13">
        <text:list-item>
          <text:p text:style-name="P24">Il sélectionne le document</text:p>
        </text:list-item>
        <text:list-item>
          <text:p text:style-name="P24">Il doit en être l’auteur du post (pas spécialement auteur du doc)</text:p>
        </text:list-item>
        <text:list-item>
          <text:p text:style-name="P24">Il clique sur le bouton modifier</text:p>
        </text:list-item>
        <text:list-item>
          <text:p text:style-name="P24">Il effectue les modifications</text:p>
        </text:list-item>
        <text:list-item>
          <text:p text:style-name="P24">Il clic sur OK</text:p>
        </text:list-item>
      </text:list>
      <text:p>CU16 : Entrer les absences pour un élève</text:p>
      <text:list xml:id="list2110083816" text:style-name="L14">
        <text:list-item>
          <text:p text:style-name="P25">Onglet « Absences » Rubrique « Entrer les absences »</text:p>
        </text:list-item>
        <text:list-item>
          <text:p text:style-name="P25">Il choisit le groupe parmi ses groupes</text:p>
        </text:list-item>
        <text:list-item>
          <text:p text:style-name="P33"><text:span text:style-name="Police_20_par_20_défaut"><text:span text:style-name="T2">Il choisit la date </text:span></text:span><text:span text:style-name="Police_20_par_20_défaut"><text:span text:style-name="T3"></text:span></text:span><text:span text:style-name="Police_20_par_20_défaut"><text:span text:style-name="T2"> affichage des cours à cette date pour ce groupe</text:span></text:span></text:p>
        </text:list-item>
        <text:list-item>
          <text:p text:style-name="P25">Il sélectionne le cours</text:p>
        </text:list-item>
        <text:list-item>
          <text:p text:style-name="P25">Il sélectionne le(s) élève(s) absent(s) (cases à cocher)</text:p>
        </text:list-item>
        <text:list-item>
          <text:p text:style-name="P25">Il valide</text:p>
        </text:list-item>
      </text:list>
      <text:p>CU17 : Consulter les absences</text:p>
      <text:list xml:id="list1696312385" text:continue-numbering="true" text:style-name="L14">
        <text:list-item>
          <text:p text:style-name="P25">Onglet « Absences » Rubrique « Consulter »</text:p>
        </text:list-item>
        <text:list-item>
          <text:p text:style-name="P25">Il choisit un élève parmi tous les élèves d’une promo</text:p>
        </text:list-item>
        <text:list-item>
          <text:p text:style-name="P25">Affichage des absences &amp; justifications pour cet élève</text:p>
        </text:list-item>
      </text:list>
      <text:p>CU18 : Entrer les justificatifs d’absences pour un élève</text:p>
      <text:list xml:id="list1325969387" text:style-name="L15">
        <text:list-item>
          <text:p text:style-name="P26">Seul la chef de promo a le droit de faire cela</text:p>
        </text:list-item>
        <text:list-item>
          <text:p text:style-name="P26">Onglet « Absences » Rubrique « Justifications »</text:p>
        </text:list-item>
        <text:list-item>
          <text:p text:style-name="P26">Il choisit le groupe parmi ses groupes</text:p>
        </text:list-item>
        <text:list-item>
          <text:p text:style-name="P34"><text:span text:style-name="Police_20_par_20_défaut"><text:span text:style-name="T2">Il choisit la date </text:span></text:span><text:span text:style-name="Police_20_par_20_défaut"><text:span text:style-name="T3"></text:span></text:span><text:span text:style-name="Police_20_par_20_défaut"><text:span text:style-name="T2"> affichage des cours à cette date pour ce groupe</text:span></text:span></text:p>
        </text:list-item>
        <text:list-item>
          <text:p text:style-name="P26"><text:soft-page-break/>Il sélectionne le cours</text:p>
        </text:list-item>
        <text:list-item>
          <text:p text:style-name="P26">Il sélectionne l’élève(s) absent</text:p>
        </text:list-item>
        <text:list-item>
          <text:p text:style-name="P26">Ajoute la justification </text:p>
        </text:list-item>
        <text:list-item>
          <text:p text:style-name="P26">Il valide</text:p>
        </text:list-item>
      </text:list>
      <text:p text:style-name="P10"/>
      <text:p>CU19 : Supprimer une absence (sous réserve de non justification par le responsable)</text:p>
      <text:list xml:id="list1172978099" text:style-name="L16">
        <text:list-item>
          <text:p text:style-name="P27">Onglet « Absences » Rubrique « Supprimer une absence »</text:p>
        </text:list-item>
        <text:list-item>
          <text:p text:style-name="P27">Il choisit le groupe parmi ses groupes</text:p>
        </text:list-item>
        <text:list-item>
          <text:p text:style-name="P35"><text:span text:style-name="Police_20_par_20_défaut"><text:span text:style-name="T2">Il choisit la date </text:span></text:span><text:span text:style-name="Police_20_par_20_défaut"><text:span text:style-name="T3"></text:span></text:span><text:span text:style-name="Police_20_par_20_défaut"><text:span text:style-name="T2"> affichage des cours à cette date pour ce groupe</text:span></text:span></text:p>
        </text:list-item>
        <text:list-item>
          <text:p text:style-name="P27">Il sélectionne le cours</text:p>
        </text:list-item>
        <text:list-item>
          <text:p text:style-name="P27">Il sélectionne l’élève parmi ses élèves absents et qui n’ont pas de justifications</text:p>
        </text:list-item>
        <text:list-item>
          <text:p text:style-name="P27">Clic sur « supprimer »</text:p>
        </text:list-item>
        <text:list-item>
          <text:p text:style-name="P27">Clic sur oui ou non (boite vérification)</text:p>
        </text:list-item>
      </text:list>
      <text:p>CU20 : Accéder à l’annuaire des profs</text:p>
      <text:list xml:id="list1970351379" text:style-name="L17">
        <text:list-item>
          <text:p text:style-name="P28">Clique sur « annuaire des profs »</text:p>
        </text:list-item>
        <text:list-item>
          <text:p text:style-name="P28">Afficher l’annuaire des profs</text:p>
        </text:list-item>
        <text:list-item>
          <text:p text:style-name="P28">Possibilité de trier les profs par matière</text:p>
        </text:list-item>
      </text:list>
      <text:p>CU21 : Accéder à l’annuaire des élèves</text:p>
      <text:list xml:id="list1204233052" text:continue-numbering="true" text:style-name="L17">
        <text:list-item>
          <text:p text:style-name="P28">Clique sur « annuaire des élèves »</text:p>
        </text:list-item>
        <text:list-item>
          <text:p text:style-name="P28">Afficher l’annuaire des élèves</text:p>
        </text:list-item>
        <text:list-item>
          <text:p text:style-name="P28">Possibilité de trier les élèves par groupe ou par année</text:p>
        </text:list-item>
      </text:list>
      <text:p>CU22 : Valider le semestre pour plusieurs ou un seul élève (cases à cocher)</text:p>
      <text:list xml:id="list1153135217" text:style-name="L18">
        <text:list-item>
          <text:p text:style-name="P29">Clique sur « Validation semestre »</text:p>
        </text:list-item>
        <text:list-item>
          <text:p text:style-name="P29">Sélection du semestre</text:p>
        </text:list-item>
        <text:list-item>
          <text:p text:style-name="P29">Affichage des élèves du semestre </text:p>
        </text:list-item>
        <text:list-item>
          <text:p text:style-name="P29">Option « Validé » coché de base</text:p>
        </text:list-item>
        <text:list-item>
          <text:p text:style-name="P29">Sélection de l’option de passage pour chaque élève</text:p>
        </text:list-item>
      </text:list>
      <text:p><text:soft-page-break/>CU23 : Rechercher un élève (et afficher ses informations)</text:p>
      <text:list xml:id="list233754697" text:style-name="L19">
        <text:list-item>
          <text:p text:style-name="P30">Onglet « rechercher un élève »</text:p>
        </text:list-item>
        <text:list-item>
          <text:p text:style-name="P30">Saisi du nom ou du prénom ou des deux </text:p>
        </text:list-item>
        <text:list-item>
          <text:p text:style-name="P30">Possibilité d’affiner la recherche (par groupe)</text:p>
        </text:list-item>
        <text:list-item>
          <text:p text:style-name="P30">Affichage des résultats</text:p>
        </text:list-item>
        <text:list-item>
          <text:p text:style-name="P30">Clic sur l’élève désiré</text:p>
        </text:list-item>
        <text:list-item>
          <text:p text:style-name="P30">Affichage de toutes les infos de l’élève en question</text:p>
        </text:list-item>
      </text:list>
      <text:p>CU24 : Rechercher un professeur (et afficher ses informations)</text:p>
      <text:list xml:id="list786407918" text:continue-numbering="true" text:style-name="L19">
        <text:list-item>
          <text:p text:style-name="P30">Onglet « rechercher un Prof »</text:p>
        </text:list-item>
        <text:list-item>
          <text:p text:style-name="P30">Saisi du nom ou du prénom ou des deux </text:p>
        </text:list-item>
        <text:list-item>
          <text:p text:style-name="P30">Possibilité d’affiner la recherche (par module)</text:p>
        </text:list-item>
        <text:list-item>
          <text:p text:style-name="P30">Affichage des résultats</text:p>
        </text:list-item>
        <text:list-item>
          <text:p text:style-name="P30">Clic sur le professeur désiré</text:p>
        </text:list-item>
        <text:list-item>
          <text:p text:style-name="P30">Affichage de certaines infos du prof en question</text:p>
        </text:list-item>
      </text:list>
      <text:p text:style-name="P2"/>
      <text:p>CU 25 : Déplacer un document</text:p>
      <text:list xml:id="list239519096" text:style-name="L20">
        <text:list-item>
          <text:p text:style-name="P31">Clic sur « déplacer »</text:p>
        </text:list-item>
        <text:list-item>
          <text:p text:style-name="P31">Sélectionne le ou les document(s)</text:p>
        </text:list-item>
        <text:list-item>
          <text:p text:style-name="P31">Clic sur » déplacer vers »</text:p>
        </text:list-item>
        <text:list-item>
          <text:p text:style-name="P31">Sélectionne la cible dans le menu déroulant</text:p>
        </text:list-item>
        <text:list-item>
          <text:p text:style-name="P31">Valide</text:p>
        </text:list-item>
      </text:list>
      <text:p text:style-name="P2"/>
      <text:p>CU 26 : Créer une sous-catégorie (de son Module)</text:p>
      <text:list xml:id="list731371036" text:style-name="L21">
        <text:list-item>
          <text:p text:style-name="P32">Selection d’une catégorie (AP6, OMGL4,…)</text:p>
        </text:list-item>
        <text:list-item>
          <text:p text:style-name="P32">Clic sur « ajouter catégorie »</text:p>
        </text:list-item>
        <text:list-item>
          <text:p text:style-name="P32">Saisi du titre, de l’auteur, de la date, du resumé du contenu</text:p>
        </text:list-item>
        <text:list-item>
          <text:p text:style-name="P32">Validation</text:p>
        </text:list-item>
      </text:list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085091" draw:fill-color="#0f6fc6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onstantia" fo:font-size="11pt" fo:letter-spacing="normal" fo:language="fr" fo:country="FR" fo:font-style="normal" style:text-underline-style="none" fo:font-weight="normal" style:letter-kerning="false" fo:background-color="transparent" style:font-name-asian="Constantia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0b5294"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0f6fc6" style:font-name="Calibri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b5294"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Sous-titre_20_Car" style:display-name="Sous-titre Car" style:family="text" style:parent-style-name="Police_20_par_20_défaut">
      <style:text-properties fo:color="#0f6fc6" style:font-name="Calibri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 fo:font-size="10pt" style:font-size-asian="10pt"/>
    </style:style>
    <style:style style:name="WW_5f_CharLFO5LVL2" style:display-name="WW_CharLFO5LVL2" style:family="text">
      <style:text-properties style:font-name="Courier New" fo:font-size="10pt" style:font-size-asian="10pt"/>
    </style:style>
    <style:style style:name="WW_5f_CharLFO5LVL3" style:display-name="WW_CharLFO5LVL3" style:family="text">
      <style:text-properties style:font-name="Wingdings" fo:font-size="10pt" style:font-size-asian="10pt"/>
    </style:style>
    <style:style style:name="WW_5f_CharLFO5LVL4" style:display-name="WW_CharLFO5LVL4" style:family="text">
      <style:text-properties style:font-name="Wingdings" fo:font-size="10pt" style:font-size-asian="10pt"/>
    </style:style>
    <style:style style:name="WW_5f_CharLFO5LVL5" style:display-name="WW_CharLFO5LVL5" style:family="text">
      <style:text-properties style:font-name="Wingdings" fo:font-size="10pt" style:font-size-asian="10pt"/>
    </style:style>
    <style:style style:name="WW_5f_CharLFO5LVL6" style:display-name="WW_CharLFO5LVL6" style:family="text">
      <style:text-properties style:font-name="Wingdings" fo:font-size="10pt" style:font-size-asian="10pt"/>
    </style:style>
    <style:style style:name="WW_5f_CharLFO5LVL7" style:display-name="WW_CharLFO5LVL7" style:family="text">
      <style:text-properties style:font-name="Wingdings" fo:font-size="10pt" style:font-size-asian="10pt"/>
    </style:style>
    <style:style style:name="WW_5f_CharLFO5LVL8" style:display-name="WW_CharLFO5LVL8" style:family="text">
      <style:text-properties style:font-name="Wingdings" fo:font-size="10pt" style:font-size-asian="10pt"/>
    </style:style>
    <style:style style:name="WW_5f_CharLFO5LVL9" style:display-name="WW_CharLFO5LVL9" style:family="text">
      <style:text-properties style:font-name="Wingdings" fo:font-size="10pt" style:font-size-asian="10pt"/>
    </style:style>
    <style:style style:name="WW_5f_CharLFO6LVL1" style:display-name="WW_CharLFO6LVL1" style:family="text">
      <style:text-properties style:font-name="Symbol" fo:font-size="10pt" style:font-size-asian="10pt"/>
    </style:style>
    <style:style style:name="WW_5f_CharLFO6LVL2" style:display-name="WW_CharLFO6LVL2" style:family="text">
      <style:text-properties style:font-name="Courier New" fo:font-size="10pt" style:font-size-asian="10pt"/>
    </style:style>
    <style:style style:name="WW_5f_CharLFO6LVL3" style:display-name="WW_CharLFO6LVL3" style:family="text">
      <style:text-properties style:font-name="Wingdings" fo:font-size="10pt" style:font-size-asian="10pt"/>
    </style:style>
    <style:style style:name="WW_5f_CharLFO6LVL4" style:display-name="WW_CharLFO6LVL4" style:family="text">
      <style:text-properties style:font-name="Wingdings" fo:font-size="10pt" style:font-size-asian="10pt"/>
    </style:style>
    <style:style style:name="WW_5f_CharLFO6LVL5" style:display-name="WW_CharLFO6LVL5" style:family="text">
      <style:text-properties style:font-name="Wingdings" fo:font-size="10pt" style:font-size-asian="10pt"/>
    </style:style>
    <style:style style:name="WW_5f_CharLFO6LVL6" style:display-name="WW_CharLFO6LVL6" style:family="text">
      <style:text-properties style:font-name="Wingdings" fo:font-size="10pt" style:font-size-asian="10pt"/>
    </style:style>
    <style:style style:name="WW_5f_CharLFO6LVL7" style:display-name="WW_CharLFO6LVL7" style:family="text">
      <style:text-properties style:font-name="Wingdings" fo:font-size="10pt" style:font-size-asian="10pt"/>
    </style:style>
    <style:style style:name="WW_5f_CharLFO6LVL8" style:display-name="WW_CharLFO6LVL8" style:family="text">
      <style:text-properties style:font-name="Wingdings" fo:font-size="10pt" style:font-size-asian="10pt"/>
    </style:style>
    <style:style style:name="WW_5f_CharLFO6LVL9" style:display-name="WW_CharLFO6LVL9" style:family="text">
      <style:text-properties style:font-name="Wingdings" fo:font-size="10pt" style:font-size-asian="10pt"/>
    </style:style>
    <style:style style:name="WW_5f_CharLFO7LVL1" style:display-name="WW_CharLFO7LVL1" style:family="text">
      <style:text-properties style:font-name="Symbol" fo:font-size="10pt" style:font-size-asian="10pt"/>
    </style:style>
    <style:style style:name="WW_5f_CharLFO7LVL2" style:display-name="WW_CharLFO7LVL2" style:family="text">
      <style:text-properties style:font-name="Courier New" fo:font-size="10pt" style:font-size-asian="10pt"/>
    </style:style>
    <style:style style:name="WW_5f_CharLFO7LVL3" style:display-name="WW_CharLFO7LVL3" style:family="text">
      <style:text-properties style:font-name="Wingdings" fo:font-size="10pt" style:font-size-asian="10pt"/>
    </style:style>
    <style:style style:name="WW_5f_CharLFO7LVL4" style:display-name="WW_CharLFO7LVL4" style:family="text">
      <style:text-properties style:font-name="Wingdings" fo:font-size="10pt" style:font-size-asian="10pt"/>
    </style:style>
    <style:style style:name="WW_5f_CharLFO7LVL5" style:display-name="WW_CharLFO7LVL5" style:family="text">
      <style:text-properties style:font-name="Wingdings" fo:font-size="10pt" style:font-size-asian="10pt"/>
    </style:style>
    <style:style style:name="WW_5f_CharLFO7LVL6" style:display-name="WW_CharLFO7LVL6" style:family="text">
      <style:text-properties style:font-name="Wingdings" fo:font-size="10pt" style:font-size-asian="10pt"/>
    </style:style>
    <style:style style:name="WW_5f_CharLFO7LVL7" style:display-name="WW_CharLFO7LVL7" style:family="text">
      <style:text-properties style:font-name="Wingdings" fo:font-size="10pt" style:font-size-asian="10pt"/>
    </style:style>
    <style:style style:name="WW_5f_CharLFO7LVL8" style:display-name="WW_CharLFO7LVL8" style:family="text">
      <style:text-properties style:font-name="Wingdings" fo:font-size="10pt" style:font-size-asian="10pt"/>
    </style:style>
    <style:style style:name="WW_5f_CharLFO7LVL9" style:display-name="WW_CharLFO7LVL9" style:family="text">
      <style:text-properties style:font-name="Wingdings" fo:font-size="10pt" style:font-size-asian="10pt"/>
    </style:style>
    <style:style style:name="WW_5f_CharLFO8LVL1" style:display-name="WW_CharLFO8LVL1" style:family="text">
      <style:text-properties style:font-name="Symbol" fo:font-size="10pt" style:font-size-asian="10pt"/>
    </style:style>
    <style:style style:name="WW_5f_CharLFO8LVL2" style:display-name="WW_CharLFO8LVL2" style:family="text">
      <style:text-properties style:font-name="Courier New" fo:font-size="10pt" style:font-size-asian="10pt"/>
    </style:style>
    <style:style style:name="WW_5f_CharLFO8LVL3" style:display-name="WW_CharLFO8LVL3" style:family="text">
      <style:text-properties style:font-name="Wingdings" fo:font-size="10pt" style:font-size-asian="10pt"/>
    </style:style>
    <style:style style:name="WW_5f_CharLFO8LVL4" style:display-name="WW_CharLFO8LVL4" style:family="text">
      <style:text-properties style:font-name="Wingdings" fo:font-size="10pt" style:font-size-asian="10pt"/>
    </style:style>
    <style:style style:name="WW_5f_CharLFO8LVL5" style:display-name="WW_CharLFO8LVL5" style:family="text">
      <style:text-properties style:font-name="Wingdings" fo:font-size="10pt" style:font-size-asian="10pt"/>
    </style:style>
    <style:style style:name="WW_5f_CharLFO8LVL6" style:display-name="WW_CharLFO8LVL6" style:family="text">
      <style:text-properties style:font-name="Wingdings" fo:font-size="10pt" style:font-size-asian="10pt"/>
    </style:style>
    <style:style style:name="WW_5f_CharLFO8LVL7" style:display-name="WW_CharLFO8LVL7" style:family="text">
      <style:text-properties style:font-name="Wingdings" fo:font-size="10pt" style:font-size-asian="10pt"/>
    </style:style>
    <style:style style:name="WW_5f_CharLFO8LVL8" style:display-name="WW_CharLFO8LVL8" style:family="text">
      <style:text-properties style:font-name="Wingdings" fo:font-size="10pt" style:font-size-asian="10pt"/>
    </style:style>
    <style:style style:name="WW_5f_CharLFO8LVL9" style:display-name="WW_CharLFO8LVL9" style:family="text">
      <style:text-properties style:font-name="Wingdings" fo:font-size="10pt" style:font-size-asian="10pt"/>
    </style:style>
    <style:style style:name="WW_5f_CharLFO9LVL1" style:display-name="WW_CharLFO9LVL1" style:family="text">
      <style:text-properties style:font-name="Symbol" fo:font-size="10pt" style:font-size-asian="10pt"/>
    </style:style>
    <style:style style:name="WW_5f_CharLFO9LVL2" style:display-name="WW_CharLFO9LVL2" style:family="text">
      <style:text-properties style:font-name="Courier New" fo:font-size="10pt" style:font-size-asian="10pt"/>
    </style:style>
    <style:style style:name="WW_5f_CharLFO9LVL3" style:display-name="WW_CharLFO9LVL3" style:family="text">
      <style:text-properties style:font-name="Wingdings" fo:font-size="10pt" style:font-size-asian="10pt"/>
    </style:style>
    <style:style style:name="WW_5f_CharLFO9LVL4" style:display-name="WW_CharLFO9LVL4" style:family="text">
      <style:text-properties style:font-name="Wingdings" fo:font-size="10pt" style:font-size-asian="10pt"/>
    </style:style>
    <style:style style:name="WW_5f_CharLFO9LVL5" style:display-name="WW_CharLFO9LVL5" style:family="text">
      <style:text-properties style:font-name="Wingdings" fo:font-size="10pt" style:font-size-asian="10pt"/>
    </style:style>
    <style:style style:name="WW_5f_CharLFO9LVL6" style:display-name="WW_CharLFO9LVL6" style:family="text">
      <style:text-properties style:font-name="Wingdings" fo:font-size="10pt" style:font-size-asian="10pt"/>
    </style:style>
    <style:style style:name="WW_5f_CharLFO9LVL7" style:display-name="WW_CharLFO9LVL7" style:family="text">
      <style:text-properties style:font-name="Wingdings" fo:font-size="10pt" style:font-size-asian="10pt"/>
    </style:style>
    <style:style style:name="WW_5f_CharLFO9LVL8" style:display-name="WW_CharLFO9LVL8" style:family="text">
      <style:text-properties style:font-name="Wingdings" fo:font-size="10pt" style:font-size-asian="10pt"/>
    </style:style>
    <style:style style:name="WW_5f_CharLFO9LVL9" style:display-name="WW_CharLFO9LVL9" style:family="text">
      <style:text-properties style:font-name="Wingdings" fo:font-size="10pt" style:font-size-asian="10pt"/>
    </style:style>
    <style:style style:name="WW_5f_CharLFO10LVL1" style:display-name="WW_CharLFO10LVL1" style:family="text">
      <style:text-properties style:font-name="Symbol" fo:font-size="10pt" style:font-size-asian="10pt"/>
    </style:style>
    <style:style style:name="WW_5f_CharLFO10LVL2" style:display-name="WW_CharLFO10LVL2" style:family="text">
      <style:text-properties style:font-name="Courier New" fo:font-size="10pt" style:font-size-asian="10pt"/>
    </style:style>
    <style:style style:name="WW_5f_CharLFO10LVL3" style:display-name="WW_CharLFO10LVL3" style:family="text">
      <style:text-properties style:font-name="Wingdings" fo:font-size="10pt" style:font-size-asian="10pt"/>
    </style:style>
    <style:style style:name="WW_5f_CharLFO10LVL4" style:display-name="WW_CharLFO10LVL4" style:family="text">
      <style:text-properties style:font-name="Wingdings" fo:font-size="10pt" style:font-size-asian="10pt"/>
    </style:style>
    <style:style style:name="WW_5f_CharLFO10LVL5" style:display-name="WW_CharLFO10LVL5" style:family="text">
      <style:text-properties style:font-name="Wingdings" fo:font-size="10pt" style:font-size-asian="10pt"/>
    </style:style>
    <style:style style:name="WW_5f_CharLFO10LVL6" style:display-name="WW_CharLFO10LVL6" style:family="text">
      <style:text-properties style:font-name="Wingdings" fo:font-size="10pt" style:font-size-asian="10pt"/>
    </style:style>
    <style:style style:name="WW_5f_CharLFO10LVL7" style:display-name="WW_CharLFO10LVL7" style:family="text">
      <style:text-properties style:font-name="Wingdings" fo:font-size="10pt" style:font-size-asian="10pt"/>
    </style:style>
    <style:style style:name="WW_5f_CharLFO10LVL8" style:display-name="WW_CharLFO10LVL8" style:family="text">
      <style:text-properties style:font-name="Wingdings" fo:font-size="10pt" style:font-size-asian="10pt"/>
    </style:style>
    <style:style style:name="WW_5f_CharLFO10LVL9" style:display-name="WW_CharLFO10LVL9" style:family="text">
      <style:text-properties style:font-name="Wingdings" fo:font-size="10pt" style:font-size-asian="10pt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Times New Roman" style:font-name-asian="Times New Roman" style:font-name-complex="Times New Roman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PJ</meta:initial-creator>
    <meta:creation-date>2011-11-03T14:11:00Z</meta:creation-date>
    <dc:date>2011-11-23T13:16:38</dc:date>
    <meta:editing-cycles>3</meta:editing-cycles>
    <meta:editing-duration>PT1M30S</meta:editing-duration>
    <meta:document-statistic meta:table-count="0" meta:image-count="0" meta:object-count="0" meta:page-count="7" meta:paragraph-count="160" meta:word-count="1266" meta:character-count="6565"/>
    <meta:template xlink:type="simple" xlink:actuate="onRequest" xlink:title="" xlink:href="Normal.dotm"/>
  </office:meta>
</office:document-meta>
</file>